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ext:span>This Widget displays a calendar.</text:span></text:p><text:p text:style-name="Standard"/><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text:span>Initially selected year.</text:span></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text:span>Initially selected month.</text:span></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text:span>Initially selected da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alendar12"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alendar15"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alendar18"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alendar21"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Calendar24" text:continue-numbering="true" text:continue-list="list_Calenda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Calendar25" text:continue-numbering="true" text:continue-list="list_Calenda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Calendar26" text:continue-numbering="true" text:continue-list="list_Calenda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Calendar27" text:continue-numbering="true" text:continue-list="list_Calenda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Calendar28" text:continue-numbering="true" text:continue-list="list_Calenda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Calendar29" text:continue-numbering="true" text:continue-list="list_Calenda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Calendar30" text:continue-numbering="true" text:continue-list="list_Calenda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Calendar31" text:continue-numbering="true" text:continue-list="list_Calenda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Calendar32" text:continue-numbering="true" text:continue-list="list_Calenda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Calendar33" text:continue-numbering="true" text:continue-list="list_Calenda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Calendar34" text:continue-numbering="true" text:continue-list="list_Calenda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Calendar35" text:continue-numbering="true" text:continue-list="list_Calenda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46" text:continue-numbering="true" text:continue-list="list_Calendar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Calendar47" text:continue-numbering="true" text:continue-list="list_Calendar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Calendar48" text:continue-numbering="true" text:continue-list="list_Calendar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Calendar49" text:continue-numbering="true" text:continue-list="list_Calendar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Calendar50" text:continue-numbering="true" text:continue-list="list_Calendar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Calendar51" text:continue-numbering="true" text:continue-list="list_Calendar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2" text:continue-numbering="true" text:continue-list="list_Calendar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alendar5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4" text:continue-numbering="true" text:continue-list="list_Calendar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alendar55" text:continue-numbering="true" text:continue-list="list_Calendar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alendar56" text:continue-numbering="true" text:continue-list="list_Calendar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57"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